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03cm" fo:min-width="3.1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2cm" svg:stroke-color="#168253" draw:marker-start-width="0.3cm" draw:marker-end-width="0.3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4" style:family="graphic" style:parent-style-name="objectwithoutfill">
      <style:graphic-properties svg:stroke-width="0.2cm" svg:stroke-color="#ffffff" draw:marker-start-width="0.3cm" draw:marker-end-width="0.3cm" svg:stroke-linecap="round" draw:fill="none" draw:textarea-vertical-align="middle" fo:padding-top="0.225cm" fo:padding-bottom="0.225cm" fo:padding-left="0.35cm" fo:padding-right="0.35cm" draw:shadow="hidden" loext:decorative="false"/>
    </style:style>
    <style:style style:name="gr5" style:family="graphic" style:parent-style-name="objectwithoutfill">
      <style:graphic-properties svg:stroke-width="0.2cm" svg:stroke-color="#168253" draw:marker-start-width="0.3cm" draw:marker-end-width="0.3cm" svg:stroke-linecap="round" draw:fill="none" draw:textarea-vertical-align="middle" fo:padding-top="0.225cm" fo:padding-bottom="0.225cm" fo:padding-left="0.35cm" fo:padding-right="0.35cm" draw:shadow="hidden" loext:decorative="false"/>
    </style:style>
    <style:style style:name="gr6" style:family="graphic" style:parent-style-name="standard">
      <style:graphic-properties draw:stroke="none" svg:stroke-width="0.2cm" svg:stroke-color="#000000" draw:marker-start-width="0.3cm" draw:marker-end-width="0.3cm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2" svg:stroke-width="0.2cm" svg:stroke-color="#168253" draw:marker-start="" draw:marker-start-width="0.3cm" draw:marker-start-center="false" draw:marker-end="" draw:marker-end-width="0.3cm" draw:marker-end-center="false" svg:stroke-linecap="round" draw:fill="solid" draw:fill-color="#dee6ef" draw:textarea-horizontal-align="justify" draw:textarea-vertical-align="middle" draw:auto-grow-height="false" fo:min-height="3.33cm" fo:min-width="3.453cm" fo:padding-top="0.21cm" fo:padding-bottom="0.21cm" fo:padding-left="0.335cm" fo:padding-right="0.33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1.505cm" fo:min-width="1.47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16825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custom-shape draw:name="Database" draw:style-name="gr2" draw:text-style-name="P1" draw:layer="layout" svg:width="4.122cm" svg:height="6cm" svg:x="7.844cm" svg:y="2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7.75cm" svg:y="7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6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5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4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7.75cm" svg:y="4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9.999cm" svg:y1="7.188cm" svg:x2="10.748cm" svg:y2="7.938cm">
            <text:p/>
          </draw:line>
          <draw:line draw:style-name="gr4" draw:text-style-name="P3" draw:layer="layout" svg:x1="10.748cm" svg:y1="7.938cm" svg:x2="11.497cm" svg:y2="6.439cm">
            <text:p/>
          </draw:line>
          <draw:line draw:style-name="gr5" draw:text-style-name="P3" draw:layer="layout" svg:x1="9.999cm" svg:y1="7.188cm" svg:x2="10.748cm" svg:y2="7.938cm">
            <text:p/>
          </draw:line>
          <draw:line draw:style-name="gr5" draw:text-style-name="P3" draw:layer="layout" svg:x1="10.748cm" svg:y1="7.938cm" svg:x2="11.497cm" svg:y2="6.439cm">
            <text:p/>
          </draw:line>
          <draw:frame draw:style-name="gr6" draw:text-style-name="P5" draw:layer="layout" svg:width="3.25cm" svg:height="0.725cm" svg:x="8.45cm" svg:y="2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7" draw:text-style-name="P1" draw:layer="layout" svg:width="4.122cm" svg:height="6cm" svg:x="8.144cm" svg:y="2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05cm" svg:y="7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6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5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5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05cm" svg:y="4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299cm" svg:y1="7.488cm" svg:x2="11.048cm" svg:y2="8.238cm">
            <text:p/>
          </draw:line>
          <draw:line draw:style-name="gr4" draw:text-style-name="P3" draw:layer="layout" svg:x1="11.048cm" svg:y1="8.238cm" svg:x2="11.797cm" svg:y2="6.739cm">
            <text:p/>
          </draw:line>
          <draw:line draw:style-name="gr5" draw:text-style-name="P3" draw:layer="layout" svg:x1="10.299cm" svg:y1="7.488cm" svg:x2="11.048cm" svg:y2="8.238cm">
            <text:p/>
          </draw:line>
          <draw:line draw:style-name="gr5" draw:text-style-name="P3" draw:layer="layout" svg:x1="11.048cm" svg:y1="8.238cm" svg:x2="11.797cm" svg:y2="6.739cm">
            <text:p/>
          </draw:line>
          <draw:frame draw:style-name="gr6" draw:text-style-name="P5" draw:layer="layout" svg:width="3.25cm" svg:height="0.725cm" svg:x="8.75cm" svg:y="3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8" draw:text-style-name="P1" draw:layer="layout" svg:width="4.122cm" svg:height="6cm" svg:x="8.444cm" svg:y="3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35cm" svg:y="7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6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6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5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35cm" svg:y="4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599cm" svg:y1="7.788cm" svg:x2="11.348cm" svg:y2="8.538cm">
            <text:p/>
          </draw:line>
          <draw:line draw:style-name="gr4" draw:text-style-name="P3" draw:layer="layout" svg:x1="11.348cm" svg:y1="8.538cm" svg:x2="12.097cm" svg:y2="7.039cm">
            <text:p/>
          </draw:line>
          <draw:line draw:style-name="gr5" draw:text-style-name="P3" draw:layer="layout" svg:x1="10.599cm" svg:y1="7.788cm" svg:x2="11.348cm" svg:y2="8.538cm">
            <text:p/>
          </draw:line>
          <draw:line draw:style-name="gr5" draw:text-style-name="P3" draw:layer="layout" svg:x1="11.348cm" svg:y1="8.538cm" svg:x2="12.097cm" svg:y2="7.039cm">
            <text:p/>
          </draw:line>
          <draw:frame draw:style-name="gr6" draw:text-style-name="P5" draw:layer="layout" svg:width="3.25cm" svg:height="0.725cm" svg:x="9.05cm" svg:y="3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9" draw:text-style-name="P1" draw:layer="layout" svg:width="4.122cm" svg:height="6cm" svg:x="8.744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65cm" svg:y="7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7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6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5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65cm" svg:y="4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0.899cm" svg:y1="8.088cm" svg:x2="11.648cm" svg:y2="8.838cm">
            <text:p/>
          </draw:line>
          <draw:line draw:style-name="gr4" draw:text-style-name="P3" draw:layer="layout" svg:x1="11.648cm" svg:y1="8.838cm" svg:x2="12.397cm" svg:y2="7.339cm">
            <text:p/>
          </draw:line>
          <draw:line draw:style-name="gr5" draw:text-style-name="P3" draw:layer="layout" svg:x1="10.899cm" svg:y1="8.088cm" svg:x2="11.648cm" svg:y2="8.838cm">
            <text:p/>
          </draw:line>
          <draw:line draw:style-name="gr5" draw:text-style-name="P3" draw:layer="layout" svg:x1="11.648cm" svg:y1="8.838cm" svg:x2="12.397cm" svg:y2="7.339cm">
            <text:p/>
          </draw:line>
          <draw:frame draw:style-name="gr6" draw:text-style-name="P5" draw:layer="layout" svg:width="3.25cm" svg:height="0.725cm" svg:x="9.35cm" svg:y="3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0" draw:text-style-name="P1" draw:layer="layout" svg:width="4.122cm" svg:height="6cm" svg:x="9.044cm" svg:y="3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8.95cm" svg:y="8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7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6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5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8.95cm" svg:y="5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199cm" svg:y1="8.388cm" svg:x2="11.948cm" svg:y2="9.138cm">
            <text:p/>
          </draw:line>
          <draw:line draw:style-name="gr4" draw:text-style-name="P3" draw:layer="layout" svg:x1="11.948cm" svg:y1="9.138cm" svg:x2="12.697cm" svg:y2="7.639cm">
            <text:p/>
          </draw:line>
          <draw:line draw:style-name="gr5" draw:text-style-name="P3" draw:layer="layout" svg:x1="11.199cm" svg:y1="8.388cm" svg:x2="11.948cm" svg:y2="9.138cm">
            <text:p/>
          </draw:line>
          <draw:line draw:style-name="gr5" draw:text-style-name="P3" draw:layer="layout" svg:x1="11.948cm" svg:y1="9.138cm" svg:x2="12.697cm" svg:y2="7.639cm">
            <text:p/>
          </draw:line>
          <draw:frame draw:style-name="gr6" draw:text-style-name="P5" draw:layer="layout" svg:width="3.25cm" svg:height="0.725cm" svg:x="9.65cm" svg:y="4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1" draw:text-style-name="P1" draw:layer="layout" svg:width="4.122cm" svg:height="6cm" svg:x="9.344cm" svg:y="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25cm" svg:y="8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7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7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6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25cm" svg:y="5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499cm" svg:y1="8.688cm" svg:x2="12.248cm" svg:y2="9.438cm">
            <text:p/>
          </draw:line>
          <draw:line draw:style-name="gr4" draw:text-style-name="P3" draw:layer="layout" svg:x1="12.248cm" svg:y1="9.438cm" svg:x2="12.997cm" svg:y2="7.939cm">
            <text:p/>
          </draw:line>
          <draw:line draw:style-name="gr5" draw:text-style-name="P3" draw:layer="layout" svg:x1="11.499cm" svg:y1="8.688cm" svg:x2="12.248cm" svg:y2="9.438cm">
            <text:p/>
          </draw:line>
          <draw:line draw:style-name="gr5" draw:text-style-name="P3" draw:layer="layout" svg:x1="12.248cm" svg:y1="9.438cm" svg:x2="12.997cm" svg:y2="7.939cm">
            <text:p/>
          </draw:line>
          <draw:frame draw:style-name="gr6" draw:text-style-name="P5" draw:layer="layout" svg:width="3.25cm" svg:height="0.725cm" svg:x="9.95cm" svg:y="4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2" draw:text-style-name="P1" draw:layer="layout" svg:width="4.122cm" svg:height="6cm" svg:x="9.644cm" svg:y="4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55cm" svg:y="8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8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7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6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55cm" svg:y="5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1.799cm" svg:y1="8.988cm" svg:x2="12.548cm" svg:y2="9.738cm">
            <text:p/>
          </draw:line>
          <draw:line draw:style-name="gr4" draw:text-style-name="P3" draw:layer="layout" svg:x1="12.548cm" svg:y1="9.738cm" svg:x2="13.297cm" svg:y2="8.239cm">
            <text:p/>
          </draw:line>
          <draw:line draw:style-name="gr5" draw:text-style-name="P3" draw:layer="layout" svg:x1="11.799cm" svg:y1="8.988cm" svg:x2="12.548cm" svg:y2="9.738cm">
            <text:p/>
          </draw:line>
          <draw:line draw:style-name="gr5" draw:text-style-name="P3" draw:layer="layout" svg:x1="12.548cm" svg:y1="9.738cm" svg:x2="13.297cm" svg:y2="8.239cm">
            <text:p/>
          </draw:line>
          <draw:frame draw:style-name="gr6" draw:text-style-name="P5" draw:layer="layout" svg:width="3.25cm" svg:height="0.725cm" svg:x="10.25cm" svg:y="4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3" draw:text-style-name="P1" draw:layer="layout" svg:width="4.122cm" svg:height="6cm" svg:x="9.944cm" svg:y="4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9.85cm" svg:y="9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8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7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6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9.85cm" svg:y="6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099cm" svg:y1="9.288cm" svg:x2="12.848cm" svg:y2="10.038cm">
            <text:p/>
          </draw:line>
          <draw:line draw:style-name="gr4" draw:text-style-name="P3" draw:layer="layout" svg:x1="12.848cm" svg:y1="10.038cm" svg:x2="13.597cm" svg:y2="8.539cm">
            <text:p/>
          </draw:line>
          <draw:line draw:style-name="gr5" draw:text-style-name="P3" draw:layer="layout" svg:x1="12.099cm" svg:y1="9.288cm" svg:x2="12.848cm" svg:y2="10.038cm">
            <text:p/>
          </draw:line>
          <draw:line draw:style-name="gr5" draw:text-style-name="P3" draw:layer="layout" svg:x1="12.848cm" svg:y1="10.038cm" svg:x2="13.597cm" svg:y2="8.539cm">
            <text:p/>
          </draw:line>
          <draw:frame draw:style-name="gr6" draw:text-style-name="P5" draw:layer="layout" svg:width="3.25cm" svg:height="0.725cm" svg:x="10.55cm" svg:y="4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4" draw:text-style-name="P1" draw:layer="layout" svg:width="4.122cm" svg:height="6cm" svg:x="10.244cm" svg:y="4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15cm" svg:y="9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8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7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7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15cm" svg:y="6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399cm" svg:y1="9.588cm" svg:x2="13.148cm" svg:y2="10.338cm">
            <text:p/>
          </draw:line>
          <draw:line draw:style-name="gr4" draw:text-style-name="P3" draw:layer="layout" svg:x1="13.148cm" svg:y1="10.338cm" svg:x2="13.897cm" svg:y2="8.839cm">
            <text:p/>
          </draw:line>
          <draw:line draw:style-name="gr5" draw:text-style-name="P3" draw:layer="layout" svg:x1="12.399cm" svg:y1="9.588cm" svg:x2="13.148cm" svg:y2="10.338cm">
            <text:p/>
          </draw:line>
          <draw:line draw:style-name="gr5" draw:text-style-name="P3" draw:layer="layout" svg:x1="13.148cm" svg:y1="10.338cm" svg:x2="13.897cm" svg:y2="8.839cm">
            <text:p/>
          </draw:line>
          <draw:frame draw:style-name="gr6" draw:text-style-name="P5" draw:layer="layout" svg:width="3.25cm" svg:height="0.725cm" svg:x="10.85cm" svg:y="5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5" draw:text-style-name="P1" draw:layer="layout" svg:width="4.122cm" svg:height="6cm" svg:x="10.544cm" svg:y="5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45cm" svg:y="9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8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8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7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45cm" svg:y="6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699cm" svg:y1="9.888cm" svg:x2="13.448cm" svg:y2="10.638cm">
            <text:p/>
          </draw:line>
          <draw:line draw:style-name="gr4" draw:text-style-name="P3" draw:layer="layout" svg:x1="13.448cm" svg:y1="10.638cm" svg:x2="14.197cm" svg:y2="9.139cm">
            <text:p/>
          </draw:line>
          <draw:line draw:style-name="gr5" draw:text-style-name="P3" draw:layer="layout" svg:x1="12.699cm" svg:y1="9.888cm" svg:x2="13.448cm" svg:y2="10.638cm">
            <text:p/>
          </draw:line>
          <draw:line draw:style-name="gr5" draw:text-style-name="P3" draw:layer="layout" svg:x1="13.448cm" svg:y1="10.638cm" svg:x2="14.197cm" svg:y2="9.139cm">
            <text:p/>
          </draw:line>
          <draw:frame draw:style-name="gr6" draw:text-style-name="P5" draw:layer="layout" svg:width="3.25cm" svg:height="0.725cm" svg:x="11.15cm" svg:y="5.5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6" draw:text-style-name="P1" draw:layer="layout" svg:width="4.122cm" svg:height="6cm" svg:x="10.844cm" svg:y="5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0.75cm" svg:y="10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9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8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7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0.75cm" svg:y="7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2.999cm" svg:y1="10.188cm" svg:x2="13.748cm" svg:y2="10.938cm">
            <text:p/>
          </draw:line>
          <draw:line draw:style-name="gr4" draw:text-style-name="P3" draw:layer="layout" svg:x1="13.748cm" svg:y1="10.938cm" svg:x2="14.497cm" svg:y2="9.439cm">
            <text:p/>
          </draw:line>
          <draw:line draw:style-name="gr5" draw:text-style-name="P3" draw:layer="layout" svg:x1="12.999cm" svg:y1="10.188cm" svg:x2="13.748cm" svg:y2="10.938cm">
            <text:p/>
          </draw:line>
          <draw:line draw:style-name="gr5" draw:text-style-name="P3" draw:layer="layout" svg:x1="13.748cm" svg:y1="10.938cm" svg:x2="14.497cm" svg:y2="9.439cm">
            <text:p/>
          </draw:line>
          <draw:frame draw:style-name="gr6" draw:text-style-name="P5" draw:layer="layout" svg:width="3.25cm" svg:height="0.725cm" svg:x="11.45cm" svg:y="5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7" draw:text-style-name="P1" draw:layer="layout" svg:width="4.122cm" svg:height="6cm" svg:x="11.144cm" svg:y="5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05cm" svg:y="10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9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8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8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05cm" svg:y="7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299cm" svg:y1="10.488cm" svg:x2="14.048cm" svg:y2="11.238cm">
            <text:p/>
          </draw:line>
          <draw:line draw:style-name="gr4" draw:text-style-name="P3" draw:layer="layout" svg:x1="14.048cm" svg:y1="11.238cm" svg:x2="14.797cm" svg:y2="9.739cm">
            <text:p/>
          </draw:line>
          <draw:line draw:style-name="gr5" draw:text-style-name="P3" draw:layer="layout" svg:x1="13.299cm" svg:y1="10.488cm" svg:x2="14.048cm" svg:y2="11.238cm">
            <text:p/>
          </draw:line>
          <draw:line draw:style-name="gr5" draw:text-style-name="P3" draw:layer="layout" svg:x1="14.048cm" svg:y1="11.238cm" svg:x2="14.797cm" svg:y2="9.739cm">
            <text:p/>
          </draw:line>
          <draw:frame draw:style-name="gr6" draw:text-style-name="P5" draw:layer="layout" svg:width="3.25cm" svg:height="0.725cm" svg:x="11.75cm" svg:y="6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8" draw:text-style-name="P1" draw:layer="layout" svg:width="4.122cm" svg:height="6cm" svg:x="11.444cm" svg:y="6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35cm" svg:y="10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9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9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8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35cm" svg:y="7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599cm" svg:y1="10.788cm" svg:x2="14.348cm" svg:y2="11.538cm">
            <text:p/>
          </draw:line>
          <draw:line draw:style-name="gr4" draw:text-style-name="P3" draw:layer="layout" svg:x1="14.348cm" svg:y1="11.538cm" svg:x2="15.097cm" svg:y2="10.039cm">
            <text:p/>
          </draw:line>
          <draw:line draw:style-name="gr5" draw:text-style-name="P3" draw:layer="layout" svg:x1="13.599cm" svg:y1="10.788cm" svg:x2="14.348cm" svg:y2="11.538cm">
            <text:p/>
          </draw:line>
          <draw:line draw:style-name="gr5" draw:text-style-name="P3" draw:layer="layout" svg:x1="14.348cm" svg:y1="11.538cm" svg:x2="15.097cm" svg:y2="10.039cm">
            <text:p/>
          </draw:line>
          <draw:frame draw:style-name="gr6" draw:text-style-name="P5" draw:layer="layout" svg:width="3.25cm" svg:height="0.725cm" svg:x="12.05cm" svg:y="6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19" draw:text-style-name="P1" draw:layer="layout" svg:width="4.122cm" svg:height="6cm" svg:x="11.744cm" svg:y="6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65cm" svg:y="10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10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9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8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65cm" svg:y="7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3.899cm" svg:y1="11.088cm" svg:x2="14.648cm" svg:y2="11.838cm">
            <text:p/>
          </draw:line>
          <draw:line draw:style-name="gr4" draw:text-style-name="P3" draw:layer="layout" svg:x1="14.648cm" svg:y1="11.838cm" svg:x2="15.397cm" svg:y2="10.339cm">
            <text:p/>
          </draw:line>
          <draw:line draw:style-name="gr5" draw:text-style-name="P3" draw:layer="layout" svg:x1="13.899cm" svg:y1="11.088cm" svg:x2="14.648cm" svg:y2="11.838cm">
            <text:p/>
          </draw:line>
          <draw:line draw:style-name="gr5" draw:text-style-name="P3" draw:layer="layout" svg:x1="14.648cm" svg:y1="11.838cm" svg:x2="15.397cm" svg:y2="10.339cm">
            <text:p/>
          </draw:line>
          <draw:frame draw:style-name="gr6" draw:text-style-name="P5" draw:layer="layout" svg:width="3.25cm" svg:height="0.725cm" svg:x="12.35cm" svg:y="6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0" draw:text-style-name="P1" draw:layer="layout" svg:width="4.122cm" svg:height="6cm" svg:x="12.044cm" svg:y="6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1.95cm" svg:y="11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10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9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8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1.95cm" svg:y="8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199cm" svg:y1="11.388cm" svg:x2="14.948cm" svg:y2="12.138cm">
            <text:p/>
          </draw:line>
          <draw:line draw:style-name="gr4" draw:text-style-name="P3" draw:layer="layout" svg:x1="14.948cm" svg:y1="12.138cm" svg:x2="15.697cm" svg:y2="10.639cm">
            <text:p/>
          </draw:line>
          <draw:line draw:style-name="gr5" draw:text-style-name="P3" draw:layer="layout" svg:x1="14.199cm" svg:y1="11.388cm" svg:x2="14.948cm" svg:y2="12.138cm">
            <text:p/>
          </draw:line>
          <draw:line draw:style-name="gr5" draw:text-style-name="P3" draw:layer="layout" svg:x1="14.948cm" svg:y1="12.138cm" svg:x2="15.697cm" svg:y2="10.639cm">
            <text:p/>
          </draw:line>
          <draw:frame draw:style-name="gr6" draw:text-style-name="P5" draw:layer="layout" svg:width="3.25cm" svg:height="0.725cm" svg:x="12.65cm" svg:y="7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1" draw:text-style-name="P1" draw:layer="layout" svg:width="4.122cm" svg:height="6cm" svg:x="12.344cm" svg:y="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25cm" svg:y="11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10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10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9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25cm" svg:y="8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499cm" svg:y1="11.688cm" svg:x2="15.248cm" svg:y2="12.438cm">
            <text:p/>
          </draw:line>
          <draw:line draw:style-name="gr4" draw:text-style-name="P3" draw:layer="layout" svg:x1="15.248cm" svg:y1="12.438cm" svg:x2="15.997cm" svg:y2="10.939cm">
            <text:p/>
          </draw:line>
          <draw:line draw:style-name="gr5" draw:text-style-name="P3" draw:layer="layout" svg:x1="14.499cm" svg:y1="11.688cm" svg:x2="15.248cm" svg:y2="12.438cm">
            <text:p/>
          </draw:line>
          <draw:line draw:style-name="gr5" draw:text-style-name="P3" draw:layer="layout" svg:x1="15.248cm" svg:y1="12.438cm" svg:x2="15.997cm" svg:y2="10.939cm">
            <text:p/>
          </draw:line>
          <draw:frame draw:style-name="gr6" draw:text-style-name="P5" draw:layer="layout" svg:width="3.25cm" svg:height="0.725cm" svg:x="12.95cm" svg:y="7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2" draw:text-style-name="P1" draw:layer="layout" svg:width="4.122cm" svg:height="6cm" svg:x="12.644cm" svg:y="7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55cm" svg:y="11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11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10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9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55cm" svg:y="8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4.799cm" svg:y1="11.988cm" svg:x2="15.548cm" svg:y2="12.738cm">
            <text:p/>
          </draw:line>
          <draw:line draw:style-name="gr4" draw:text-style-name="P3" draw:layer="layout" svg:x1="15.548cm" svg:y1="12.738cm" svg:x2="16.297cm" svg:y2="11.239cm">
            <text:p/>
          </draw:line>
          <draw:line draw:style-name="gr5" draw:text-style-name="P3" draw:layer="layout" svg:x1="14.799cm" svg:y1="11.988cm" svg:x2="15.548cm" svg:y2="12.738cm">
            <text:p/>
          </draw:line>
          <draw:line draw:style-name="gr5" draw:text-style-name="P3" draw:layer="layout" svg:x1="15.548cm" svg:y1="12.738cm" svg:x2="16.297cm" svg:y2="11.239cm">
            <text:p/>
          </draw:line>
          <draw:frame draw:style-name="gr6" draw:text-style-name="P5" draw:layer="layout" svg:width="3.25cm" svg:height="0.725cm" svg:x="13.25cm" svg:y="7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3" draw:text-style-name="P1" draw:layer="layout" svg:width="4.122cm" svg:height="6cm" svg:x="12.944cm" svg:y="7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2.85cm" svg:y="12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11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10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9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2.85cm" svg:y="9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099cm" svg:y1="12.288cm" svg:x2="15.848cm" svg:y2="13.038cm">
            <text:p/>
          </draw:line>
          <draw:line draw:style-name="gr4" draw:text-style-name="P3" draw:layer="layout" svg:x1="15.848cm" svg:y1="13.038cm" svg:x2="16.597cm" svg:y2="11.539cm">
            <text:p/>
          </draw:line>
          <draw:line draw:style-name="gr5" draw:text-style-name="P3" draw:layer="layout" svg:x1="15.099cm" svg:y1="12.288cm" svg:x2="15.848cm" svg:y2="13.038cm">
            <text:p/>
          </draw:line>
          <draw:line draw:style-name="gr5" draw:text-style-name="P3" draw:layer="layout" svg:x1="15.848cm" svg:y1="13.038cm" svg:x2="16.597cm" svg:y2="11.539cm">
            <text:p/>
          </draw:line>
          <draw:frame draw:style-name="gr6" draw:text-style-name="P5" draw:layer="layout" svg:width="3.25cm" svg:height="0.725cm" svg:x="13.55cm" svg:y="7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4" draw:text-style-name="P1" draw:layer="layout" svg:width="4.122cm" svg:height="6cm" svg:x="13.244cm" svg:y="7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15cm" svg:y="12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1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0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10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15cm" svg:y="9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399cm" svg:y1="12.588cm" svg:x2="16.148cm" svg:y2="13.338cm">
            <text:p/>
          </draw:line>
          <draw:line draw:style-name="gr4" draw:text-style-name="P3" draw:layer="layout" svg:x1="16.148cm" svg:y1="13.338cm" svg:x2="16.897cm" svg:y2="11.839cm">
            <text:p/>
          </draw:line>
          <draw:line draw:style-name="gr5" draw:text-style-name="P3" draw:layer="layout" svg:x1="15.399cm" svg:y1="12.588cm" svg:x2="16.148cm" svg:y2="13.338cm">
            <text:p/>
          </draw:line>
          <draw:line draw:style-name="gr5" draw:text-style-name="P3" draw:layer="layout" svg:x1="16.148cm" svg:y1="13.338cm" svg:x2="16.897cm" svg:y2="11.839cm">
            <text:p/>
          </draw:line>
          <draw:frame draw:style-name="gr6" draw:text-style-name="P5" draw:layer="layout" svg:width="3.25cm" svg:height="0.725cm" svg:x="13.85cm" svg:y="8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5" draw:text-style-name="P1" draw:layer="layout" svg:width="4.122cm" svg:height="6cm" svg:x="13.544cm" svg:y="8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45cm" svg:y="12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1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1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10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45cm" svg:y="9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699cm" svg:y1="12.888cm" svg:x2="16.448cm" svg:y2="13.638cm">
            <text:p/>
          </draw:line>
          <draw:line draw:style-name="gr4" draw:text-style-name="P3" draw:layer="layout" svg:x1="16.448cm" svg:y1="13.638cm" svg:x2="17.197cm" svg:y2="12.139cm">
            <text:p/>
          </draw:line>
          <draw:line draw:style-name="gr5" draw:text-style-name="P3" draw:layer="layout" svg:x1="15.699cm" svg:y1="12.888cm" svg:x2="16.448cm" svg:y2="13.638cm">
            <text:p/>
          </draw:line>
          <draw:line draw:style-name="gr5" draw:text-style-name="P3" draw:layer="layout" svg:x1="16.448cm" svg:y1="13.638cm" svg:x2="17.197cm" svg:y2="12.139cm">
            <text:p/>
          </draw:line>
          <draw:frame draw:style-name="gr6" draw:text-style-name="P5" draw:layer="layout" svg:width="3.25cm" svg:height="0.725cm" svg:x="14.15cm" svg:y="8.5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6" draw:text-style-name="P1" draw:layer="layout" svg:width="4.122cm" svg:height="6cm" svg:x="13.844cm" svg:y="8.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3.75cm" svg:y="13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2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1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0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3.75cm" svg:y="10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5.999cm" svg:y1="13.188cm" svg:x2="16.748cm" svg:y2="13.938cm">
            <text:p/>
          </draw:line>
          <draw:line draw:style-name="gr4" draw:text-style-name="P3" draw:layer="layout" svg:x1="16.748cm" svg:y1="13.938cm" svg:x2="17.497cm" svg:y2="12.439cm">
            <text:p/>
          </draw:line>
          <draw:line draw:style-name="gr5" draw:text-style-name="P3" draw:layer="layout" svg:x1="15.999cm" svg:y1="13.188cm" svg:x2="16.748cm" svg:y2="13.938cm">
            <text:p/>
          </draw:line>
          <draw:line draw:style-name="gr5" draw:text-style-name="P3" draw:layer="layout" svg:x1="16.748cm" svg:y1="13.938cm" svg:x2="17.497cm" svg:y2="12.439cm">
            <text:p/>
          </draw:line>
          <draw:frame draw:style-name="gr6" draw:text-style-name="P5" draw:layer="layout" svg:width="3.25cm" svg:height="0.725cm" svg:x="14.45cm" svg:y="8.8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7" draw:text-style-name="P1" draw:layer="layout" svg:width="4.122cm" svg:height="6cm" svg:x="14.144cm" svg:y="8.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05cm" svg:y="13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2.5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1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1.0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05cm" svg:y="10.3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299cm" svg:y1="13.488cm" svg:x2="17.048cm" svg:y2="14.238cm">
            <text:p/>
          </draw:line>
          <draw:line draw:style-name="gr4" draw:text-style-name="P3" draw:layer="layout" svg:x1="17.048cm" svg:y1="14.238cm" svg:x2="17.797cm" svg:y2="12.739cm">
            <text:p/>
          </draw:line>
          <draw:line draw:style-name="gr5" draw:text-style-name="P3" draw:layer="layout" svg:x1="16.299cm" svg:y1="13.488cm" svg:x2="17.048cm" svg:y2="14.238cm">
            <text:p/>
          </draw:line>
          <draw:line draw:style-name="gr5" draw:text-style-name="P3" draw:layer="layout" svg:x1="17.048cm" svg:y1="14.238cm" svg:x2="17.797cm" svg:y2="12.739cm">
            <text:p/>
          </draw:line>
          <draw:frame draw:style-name="gr6" draw:text-style-name="P5" draw:layer="layout" svg:width="3.25cm" svg:height="0.725cm" svg:x="14.75cm" svg:y="9.1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8" draw:text-style-name="P1" draw:layer="layout" svg:width="4.122cm" svg:height="6cm" svg:x="14.444cm" svg:y="9.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35cm" svg:y="13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2.8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2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1.3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35cm" svg:y="10.6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599cm" svg:y1="13.788cm" svg:x2="17.348cm" svg:y2="14.538cm">
            <text:p/>
          </draw:line>
          <draw:line draw:style-name="gr4" draw:text-style-name="P3" draw:layer="layout" svg:x1="17.348cm" svg:y1="14.538cm" svg:x2="18.097cm" svg:y2="13.039cm">
            <text:p/>
          </draw:line>
          <draw:line draw:style-name="gr5" draw:text-style-name="P3" draw:layer="layout" svg:x1="16.599cm" svg:y1="13.788cm" svg:x2="17.348cm" svg:y2="14.538cm">
            <text:p/>
          </draw:line>
          <draw:line draw:style-name="gr5" draw:text-style-name="P3" draw:layer="layout" svg:x1="17.348cm" svg:y1="14.538cm" svg:x2="18.097cm" svg:y2="13.039cm">
            <text:p/>
          </draw:line>
          <draw:frame draw:style-name="gr6" draw:text-style-name="P5" draw:layer="layout" svg:width="3.25cm" svg:height="0.725cm" svg:x="15.05cm" svg:y="9.4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29" draw:text-style-name="P1" draw:layer="layout" svg:width="4.122cm" svg:height="6cm" svg:x="14.744cm" svg:y="9.4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65cm" svg:y="13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3.1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2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1.6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65cm" svg:y="10.9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6.899cm" svg:y1="14.088cm" svg:x2="17.648cm" svg:y2="14.838cm">
            <text:p/>
          </draw:line>
          <draw:line draw:style-name="gr4" draw:text-style-name="P3" draw:layer="layout" svg:x1="17.648cm" svg:y1="14.838cm" svg:x2="18.397cm" svg:y2="13.339cm">
            <text:p/>
          </draw:line>
          <draw:line draw:style-name="gr5" draw:text-style-name="P3" draw:layer="layout" svg:x1="16.899cm" svg:y1="14.088cm" svg:x2="17.648cm" svg:y2="14.838cm">
            <text:p/>
          </draw:line>
          <draw:line draw:style-name="gr5" draw:text-style-name="P3" draw:layer="layout" svg:x1="17.648cm" svg:y1="14.838cm" svg:x2="18.397cm" svg:y2="13.339cm">
            <text:p/>
          </draw:line>
          <draw:frame draw:style-name="gr6" draw:text-style-name="P5" draw:layer="layout" svg:width="3.25cm" svg:height="0.725cm" svg:x="15.35cm" svg:y="9.7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0" draw:text-style-name="P1" draw:layer="layout" svg:width="4.122cm" svg:height="6cm" svg:x="15.044cm" svg:y="9.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4.95cm" svg:y="14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3.4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2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1.9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4.95cm" svg:y="11.2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199cm" svg:y1="14.388cm" svg:x2="17.948cm" svg:y2="15.138cm">
            <text:p/>
          </draw:line>
          <draw:line draw:style-name="gr4" draw:text-style-name="P3" draw:layer="layout" svg:x1="17.948cm" svg:y1="15.138cm" svg:x2="18.697cm" svg:y2="13.639cm">
            <text:p/>
          </draw:line>
          <draw:line draw:style-name="gr5" draw:text-style-name="P3" draw:layer="layout" svg:x1="17.199cm" svg:y1="14.388cm" svg:x2="17.948cm" svg:y2="15.138cm">
            <text:p/>
          </draw:line>
          <draw:line draw:style-name="gr5" draw:text-style-name="P3" draw:layer="layout" svg:x1="17.948cm" svg:y1="15.138cm" svg:x2="18.697cm" svg:y2="13.639cm">
            <text:p/>
          </draw:line>
          <draw:frame draw:style-name="gr6" draw:text-style-name="P5" draw:layer="layout" svg:width="3.25cm" svg:height="0.725cm" svg:x="15.65cm" svg:y="10.0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1" draw:text-style-name="P1" draw:layer="layout" svg:width="4.122cm" svg:height="6cm" svg:x="15.344cm" svg:y="10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25cm" svg:y="14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3.7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3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2.2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25cm" svg:y="11.5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499cm" svg:y1="14.688cm" svg:x2="18.248cm" svg:y2="15.438cm">
            <text:p/>
          </draw:line>
          <draw:line draw:style-name="gr4" draw:text-style-name="P3" draw:layer="layout" svg:x1="18.248cm" svg:y1="15.438cm" svg:x2="18.997cm" svg:y2="13.939cm">
            <text:p/>
          </draw:line>
          <draw:line draw:style-name="gr5" draw:text-style-name="P3" draw:layer="layout" svg:x1="17.499cm" svg:y1="14.688cm" svg:x2="18.248cm" svg:y2="15.438cm">
            <text:p/>
          </draw:line>
          <draw:line draw:style-name="gr5" draw:text-style-name="P3" draw:layer="layout" svg:x1="18.248cm" svg:y1="15.438cm" svg:x2="18.997cm" svg:y2="13.939cm">
            <text:p/>
          </draw:line>
          <draw:frame draw:style-name="gr6" draw:text-style-name="P5" draw:layer="layout" svg:width="3.25cm" svg:height="0.725cm" svg:x="15.95cm" svg:y="10.3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2" draw:text-style-name="P1" draw:layer="layout" svg:width="4.122cm" svg:height="6cm" svg:x="15.644cm" svg:y="10.3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55cm" svg:y="14.8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4.0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3.3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2.5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55cm" svg:y="11.8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7.799cm" svg:y1="14.988cm" svg:x2="18.548cm" svg:y2="15.738cm">
            <text:p/>
          </draw:line>
          <draw:line draw:style-name="gr4" draw:text-style-name="P3" draw:layer="layout" svg:x1="18.548cm" svg:y1="15.738cm" svg:x2="19.297cm" svg:y2="14.239cm">
            <text:p/>
          </draw:line>
          <draw:line draw:style-name="gr5" draw:text-style-name="P3" draw:layer="layout" svg:x1="17.799cm" svg:y1="14.988cm" svg:x2="18.548cm" svg:y2="15.738cm">
            <text:p/>
          </draw:line>
          <draw:line draw:style-name="gr5" draw:text-style-name="P3" draw:layer="layout" svg:x1="18.548cm" svg:y1="15.738cm" svg:x2="19.297cm" svg:y2="14.239cm">
            <text:p/>
          </draw:line>
          <draw:frame draw:style-name="gr6" draw:text-style-name="P5" draw:layer="layout" svg:width="3.25cm" svg:height="0.725cm" svg:x="16.25cm" svg:y="10.6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3" draw:text-style-name="P1" draw:layer="layout" svg:width="4.122cm" svg:height="6cm" svg:x="15.944cm" svg:y="10.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5.85cm" svg:y="15.1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4.3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3.6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2.8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5.85cm" svg:y="12.1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099cm" svg:y1="15.288cm" svg:x2="18.848cm" svg:y2="16.038cm">
            <text:p/>
          </draw:line>
          <draw:line draw:style-name="gr4" draw:text-style-name="P3" draw:layer="layout" svg:x1="18.848cm" svg:y1="16.038cm" svg:x2="19.597cm" svg:y2="14.539cm">
            <text:p/>
          </draw:line>
          <draw:line draw:style-name="gr5" draw:text-style-name="P3" draw:layer="layout" svg:x1="18.099cm" svg:y1="15.288cm" svg:x2="18.848cm" svg:y2="16.038cm">
            <text:p/>
          </draw:line>
          <draw:line draw:style-name="gr5" draw:text-style-name="P3" draw:layer="layout" svg:x1="18.848cm" svg:y1="16.038cm" svg:x2="19.597cm" svg:y2="14.539cm">
            <text:p/>
          </draw:line>
          <draw:frame draw:style-name="gr6" draw:text-style-name="P5" draw:layer="layout" svg:width="3.25cm" svg:height="0.725cm" svg:x="16.55cm" svg:y="10.9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4" draw:text-style-name="P1" draw:layer="layout" svg:width="4.122cm" svg:height="6cm" svg:x="16.244cm" svg:y="10.9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6.15cm" svg:y="15.4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4.6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3.9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3.1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15cm" svg:y="12.4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399cm" svg:y1="15.588cm" svg:x2="19.148cm" svg:y2="16.338cm">
            <text:p/>
          </draw:line>
          <draw:line draw:style-name="gr4" draw:text-style-name="P3" draw:layer="layout" svg:x1="19.148cm" svg:y1="16.338cm" svg:x2="19.897cm" svg:y2="14.839cm">
            <text:p/>
          </draw:line>
          <draw:line draw:style-name="gr5" draw:text-style-name="P3" draw:layer="layout" svg:x1="18.399cm" svg:y1="15.588cm" svg:x2="19.148cm" svg:y2="16.338cm">
            <text:p/>
          </draw:line>
          <draw:line draw:style-name="gr5" draw:text-style-name="P3" draw:layer="layout" svg:x1="19.148cm" svg:y1="16.338cm" svg:x2="19.897cm" svg:y2="14.839cm">
            <text:p/>
          </draw:line>
          <draw:frame draw:style-name="gr6" draw:text-style-name="P5" draw:layer="layout" svg:width="3.25cm" svg:height="0.725cm" svg:x="16.85cm" svg:y="11.272cm">
            <draw:text-box>
              <text:p text:style-name="P4"><text:span text:style-name="T1">InvertedIndex</text:span><text:span text:style-name="T2"> </text:span></text:p>
            </draw:text-box>
          </draw:frame>
        </draw:g>
        <draw:g draw:style-name="gr1">
          <draw:custom-shape draw:name="Database" draw:style-name="gr35" draw:text-style-name="P1" draw:layer="layout" svg:width="4.122cm" svg:height="6cm" svg:x="16.544cm" svg:y="11.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range-y-minimum="0" draw:handle-range-y-maximum="10800" draw:handle-position="?f7 $0" draw:handle-position-x="?f7" draw:handle-position-y="$0"/>
            </draw:enhanced-geometry>
          </draw:custom-shape>
          <draw:path draw:style-name="gr3" draw:text-style-name="P2" draw:layer="layout" svg:width="4.309cm" svg:height="0.843cm" svg:x="16.45cm" svg:y="15.7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4.9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4.2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3.4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path draw:style-name="gr3" draw:text-style-name="P2" draw:layer="layout" svg:width="4.309cm" svg:height="0.843cm" svg:x="16.45cm" svg:y="12.7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  <text:p/>
          </draw:path>
          <draw:line draw:style-name="gr4" draw:text-style-name="P3" draw:layer="layout" svg:x1="18.699cm" svg:y1="15.888cm" svg:x2="19.448cm" svg:y2="16.638cm">
            <text:p/>
          </draw:line>
          <draw:line draw:style-name="gr4" draw:text-style-name="P3" draw:layer="layout" svg:x1="19.448cm" svg:y1="16.638cm" svg:x2="20.197cm" svg:y2="15.139cm">
            <text:p/>
          </draw:line>
          <draw:line draw:style-name="gr5" draw:text-style-name="P3" draw:layer="layout" svg:x1="18.699cm" svg:y1="15.888cm" svg:x2="19.448cm" svg:y2="16.638cm">
            <text:p/>
          </draw:line>
          <draw:line draw:style-name="gr5" draw:text-style-name="P3" draw:layer="layout" svg:x1="19.448cm" svg:y1="16.638cm" svg:x2="20.197cm" svg:y2="15.139cm">
            <text:p/>
          </draw:line>
          <draw:frame draw:style-name="gr6" draw:text-style-name="P5" draw:layer="layout" svg:width="3.25cm" svg:height="0.725cm" svg:x="17.15cm" svg:y="11.572cm">
            <draw:text-box>
              <text:p text:style-name="P4"><text:span text:style-name="T1">InvertedIndex</text:span><text:span text:style-name="T2"> </text:span></text:p>
            </draw:text-box>
          </draw:frame>
        </draw:g>
        <draw:custom-shape draw:name="Database" draw:style-name="gr36" draw:text-style-name="P1" draw:layer="layout" svg:width="4.122cm" svg:height="6cm" svg:x="16.844cm" svg:y="11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3" draw:text-style-name="P2" draw:layer="layout" svg:width="4.309cm" svg:height="0.843cm" svg:x="16.75cm" svg:y="16.0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<text:p/>
        </draw:path>
        <draw:path draw:style-name="gr3" draw:text-style-name="P2" draw:layer="layout" svg:width="4.309cm" svg:height="0.843cm" svg:x="16.75cm" svg:y="15.25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<text:p/>
        </draw:path>
        <draw:path draw:style-name="gr3" draw:text-style-name="P2" draw:layer="layout" svg:width="4.309cm" svg:height="0.843cm" svg:x="16.75cm" svg:y="14.501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<text:p/>
        </draw:path>
        <draw:path draw:style-name="gr3" draw:text-style-name="P2" draw:layer="layout" svg:width="4.309cm" svg:height="0.843cm" svg:x="16.75cm" svg:y="13.752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<text:p/>
        </draw:path>
        <draw:path draw:style-name="gr3" draw:text-style-name="P2" draw:layer="layout" svg:width="4.309cm" svg:height="0.843cm" svg:x="16.75cm" svg:y="13.003cm" svg:viewBox="0 0 4310 844" svg:d="M187 0c0 22 4 45 12 66 9 25 23 49 40 73 41 55 102 107 181 157 173 109 423 199 724 262 307 65 656 98 1011 98s704-33 1011-98c301-63 550-153 724-262 79-50 140-102 180-157 18-24 31-48 40-73 8-21 12-44 12-66h188c0 44-8 87-24 130-14 41-36 81-65 120-52 71-129 140-231 204-188 119-459 219-785 287-320 67-682 103-1050 103-369 0-731-36-1050-103-326-68-597-168-785-287-102-64-179-133-232-204-28-39-50-79-65-120-15-43-23-86-23-130z">
          <text:p/>
        </draw:path>
        <draw:frame draw:style-name="gr6" draw:text-style-name="P5" draw:layer="layout" svg:width="3.25cm" svg:height="0.725cm" svg:x="17.45cm" svg:y="11.872cm">
          <draw:text-box>
            <text:p text:style-name="P4"><text:span text:style-name="T1">InvertedIndex</text:span><text:span text:style-name="T2"> </text:span></text:p>
          </draw:text-box>
        </draw:frame>
        <draw:custom-shape draw:style-name="gr37" draw:text-style-name="P7" draw:layer="layout" svg:width="2cm" svg:height="1.79cm" svg:x="17cm" svg:y="15.05cm">
          <text:p text:style-name="P6"><text:span text:style-name="T3">I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31M58S</meta:editing-duration>
    <meta:editing-cycles>7</meta:editing-cycles>
    <meta:generator>LibreOffice/25.2.7.2$Windows_X86_64 LibreOffice_project/5cbfd1ab6520636bb5f7b99185aa69bd7456825d</meta:generator>
    <dc:date>2026-01-06T15:40:22.387356600</dc:date>
    <meta:document-statistic meta:object-count="368"/>
  </office:meta>
</office:document-meta>
</file>